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0.279cm" style:rel-column-width="158*"/>
    </style:style>
    <style:style style:name="Таблица1.B" style:family="table-column">
      <style:table-column-properties style:column-width="2.676cm" style:rel-column-width="1517*"/>
    </style:style>
    <style:style style:name="Таблица1.C" style:family="table-column">
      <style:table-column-properties style:column-width="0.206cm" style:rel-column-width="117*"/>
    </style:style>
    <style:style style:name="Таблица1.D" style:family="table-column">
      <style:table-column-properties style:column-width="9.768cm" style:rel-column-width="5538*"/>
    </style:style>
    <style:style style:name="Таблица1.E" style:family="table-column">
      <style:table-column-properties style:column-width="0.143cm" style:rel-column-width="81*"/>
    </style:style>
    <style:style style:name="Таблица1.F" style:family="table-column">
      <style:table-column-properties style:column-width="1.961cm" style:rel-column-width="1112*"/>
    </style:style>
    <style:style style:name="Таблица1.G" style:family="table-column">
      <style:table-column-properties style:column-width="1.967cm" style:rel-column-width="1115*"/>
    </style:style>
    <style:style style:name="Таблица1.A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bottom" fo:padding="0.097cm" fo:border="none"/>
    </style:style>
    <style:style style:name="Таблица1.B2" style:family="table-cell">
      <style:table-cell-properties style:vertical-align="bottom" fo:padding-left="0.101cm" fo:padding-right="0.101cm" fo:padding-top="0.101cm" fo:padding-bottom="0cm" fo:border="none"/>
    </style:style>
    <style:style style:name="Таблица1.3" style:family="table-row">
      <style:table-row-properties fo:background-color="transparent" fo:keep-together="auto">
        <style:background-image/>
      </style:table-row-properties>
    </style:style>
    <style:style style:name="Таблица1.A3" style:family="table-cell">
      <style:table-cell-properties style:vertical-align="" fo:padding="0.097cm" fo:border="none"/>
    </style:style>
    <style:style style:name="Таблица1.B3" style:family="table-cell">
      <style:table-cell-properties style:vertical-align="" fo:padding="0.101cm" fo:border-left="none" fo:border-right="none" fo:border-top="0.05pt solid #000000" fo:border-bottom="none"/>
    </style:style>
    <style:style style:name="Таблица1.C3" style:family="table-cell">
      <style:table-cell-properties style:vertical-align="" fo:padding-left="0.101cm" fo:padding-right="0.101cm" fo:padding-top="0cm" fo:padding-bottom="0.3cm" fo:border="none"/>
    </style:style>
    <style:style style:name="Таблица1.D3" style:family="table-cell">
      <style:table-cell-properties style:vertical-align="" fo:background-color="transparent" fo:padding-left="0.101cm" fo:padding-right="0.101cm" fo:padding-top="0cm" fo:padding-bottom="0.101cm" fo:border-left="none" fo:border-right="none" fo:border-top="0.05pt solid #000000" fo:border-bottom="none">
        <style:background-image/>
      </style:table-cell-properties>
    </style:style>
    <style:style style:name="Таблица1.F3" style:family="table-cell">
      <style:table-cell-properties style:vertical-align="" fo:background-color="transparent" fo:padding="0.101cm" fo:border-left="none" fo:border-right="none" fo:border-top="0.0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0pt" officeooo:paragraph-rsid="002b1e08" style:font-size-asian="10pt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10pt" fo:language="ru" fo:country="RU" officeooo:paragraph-rsid="002b1e08" style:font-size-asian="10pt" style:font-size-complex="10pt"/>
    </style:style>
    <style:style style:name="P5" style:family="paragraph" style:parent-style-name="Standard">
      <style:text-properties fo:font-size="10pt" fo:language="en" fo:country="US" officeooo:paragraph-rsid="002b1e08" style:font-size-asian="10pt" style:font-size-complex="10pt"/>
    </style:style>
    <style:style style:name="P6" style:family="paragraph" style:parent-style-name="Standard" style:list-style-name="WW8Num13">
      <style:paragraph-properties fo:text-align="center" style:justify-single-word="false"/>
      <style:text-properties fo:font-size="10pt" fo:language="en" fo:country="US" fo:font-style="italic" officeooo:paragraph-rsid="002b1e08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5afcf" officeooo:paragraph-rsid="0005afcf" style:font-size-asian="12pt" style:font-size-complex="12pt"/>
    </style:style>
    <style:style style:name="P10" style:family="paragraph" style:parent-style-name="Standard">
      <style:text-properties fo:font-size="12pt" fo:language="en" fo:country="US" style:font-size-asian="12pt" style:font-size-complex="12pt"/>
    </style:style>
    <style:style style:name="P11" style:family="paragraph" style:parent-style-name="Standard">
      <style:text-properties fo:font-size="12pt" fo:language="en" fo:country="US" officeooo:rsid="002255bb" officeooo:paragraph-rsid="002255bb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pt" fo:language="en" fo:country="US" officeooo:rsid="002b1e08" officeooo:paragraph-rsid="002b1e08" style:font-size-asian="10pt" style:font-size-complex="10pt"/>
    </style:style>
    <style:style style:name="P13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/>
      <style:text-properties fo:font-size="10pt" fo:language="ru" fo:country="RU" fo:font-style="italic" officeooo:paragraph-rsid="002b1e08" style:font-size-asian="10pt" style:font-style-asian="italic" style:font-size-complex="10pt" style:font-style-complex="italic"/>
    </style:style>
    <style:style style:name="P14" style:family="paragraph" style:parent-style-name="Standard" style:list-style-name="WW8Num13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16" style:family="paragraph" style:parent-style-name="Standard" style:list-style-name="WW8Num13">
      <style:paragraph-properties fo:margin-left="-0.499cm" fo:margin-right="-0.4cm" fo:text-align="center" style:justify-single-word="false" fo:text-indent="-0.4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left="11.054cm" fo:margin-right="0cm" fo:text-indent="0cm" style:auto-text-indent="false"/>
      <style:text-properties fo:font-size="12pt" officeooo:rsid="0005afcf" officeooo:paragraph-rsid="0005afcf" style:font-size-asian="12pt" style:font-size-complex="12pt"/>
    </style:style>
    <style:style style:name="P18" style:family="paragraph" style:parent-style-name="Standard">
      <style:paragraph-properties fo:margin-left="11.054cm" fo:margin-right="0cm" fo:text-indent="0cm" style:auto-text-indent="false"/>
      <style:text-properties fo:font-size="12pt" officeooo:paragraph-rsid="0005afcf" style:font-size-asian="12pt" style:font-size-complex="12pt"/>
    </style:style>
    <style:style style:name="T1" style:family="text">
      <style:text-properties officeooo:rsid="0005afcf"/>
    </style:style>
    <style:style style:name="T2" style:family="text">
      <style:text-properties fo:language="en" fo:country="US" officeooo:rsid="00211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Кому:<text:line-break/>Начальник ОИКТ<text:line-break/>Стулова А. Е.</text:p>
      <text:p text:style-name="P18"><text:span text:style-name="T1">От кого:</text:span><text:line-break/><text:span text:style-name="T2">[info.fio]</text:span><text:span text:style-name="T1"><text:line-break/><text:line-break/></text:span></text:p>
      <text:p text:style-name="P9">Заявка.</text:p>
      <text:p text:style-name="P8"/>
      <text:p text:style-name="P11">[info.subject] [info.problem]</text:p>
      <text:p text:style-name="P10"/>
      <text:p text:style-name="P8"/>
      <text:p text:style-name="P8"/>
      <text:p text:style-name="P8"/>
      <text:p text:style-name="P7">Заключение инженер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columns-spanned="7" office:value-type="string">
            <text:list xml:id="list7727564653265343984" text:style-name="WW8Num13">
              <text:list-header>
                <text:p text:style-name="P14">[verdict.verdict;block=table:table]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2">[verdict.created]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12">[verdict.fio]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list xml:id="list39558530" text:continue-numbering="true" text:style-name="WW8Num13">
              <text:list-header>
                <text:p text:style-name="P16"/>
              </text:list-header>
            </text:list>
          </table:table-cell>
          <table:table-cell table:style-name="Таблица1.B3" office:value-type="string">
            <text:list xml:id="list39568185" text:continue-numbering="true" text:style-name="WW8Num13">
              <text:list-header>
                <text:p text:style-name="P15">Дата</text:p>
              </text:list-header>
            </text:list>
          </table:table-cell>
          <table:table-cell table:style-name="Таблица1.C3" office:value-type="string">
            <text:list xml:id="list39564097" text:continue-numbering="true" text:style-name="WW8Num13">
              <text:list-header>
                <text:p text:style-name="P13"/>
              </text:list-header>
            </text:list>
          </table:table-cell>
          <table:table-cell table:style-name="Таблица1.D3" office:value-type="string">
            <text:list xml:id="list39569552" text:continue-numbering="true" text:style-name="WW8Num13">
              <text:list-header>
                <text:p text:style-name="P15">Ф.И.О.</text:p>
              </text:list-header>
            </text:list>
          </table:table-cell>
          <table:table-cell table:style-name="Таблица1.C3" office:value-type="string">
            <text:list xml:id="list39550365" text:continue-numbering="true" text:style-name="WW8Num13">
              <text:list-header>
                <text:p text:style-name="P6"/>
              </text:list-header>
            </text:list>
          </table:table-cell>
          <table:table-cell table:style-name="Таблица1.F3" table:number-columns-spanned="2" office:value-type="string">
            <text:p text:style-name="P3">Подпись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5:11:15.72</meta:creation-date>
    <dc:date>2013-03-24T19:41:10.62</dc:date>
    <meta:editing-duration>PT2H41M9S</meta:editing-duration>
    <meta:editing-cycles>52</meta:editing-cycles>
    <meta:generator>LibreOffice/4.0.1.2$Windows_x86 LibreOffice_project/84102822e3d61eb989ddd325abf1ac077904985</meta:generator>
    <meta:document-statistic meta:table-count="1" meta:image-count="0" meta:object-count="0" meta:page-count="1" meta:paragraph-count="11" meta:word-count="20" meta:character-count="193" meta:non-whitespace-character-count="182"/>
  </office:meta>
</office:document-meta>
</file>